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Affine Transformations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画像処理（傾け）・アニメーション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C:\Qt\Examples\Qt-5.12.2\widgets\painting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Application Example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メニュー・ファイル保存・読み込み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C:\Qt\Examples\Qt-5.12.2\widgets\mainwindows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Map Viewer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C:\Qt\Examples\Qt-5.12.2\location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>
            <text:p>Dashboard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タコメーター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C:\Qt\Examples\Qt-5.12.2\quickcontrols\extras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>
            <text:p>Basic Layouts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C:\Qt\Examples\Qt-5.12.2\widgets\layouts\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>
            <text:p>Books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C:\Qt\Examples\Qt-5.12.2\sql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ched Tabl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aintPCに使える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:\Qt\Examples\Qt-5.12.2\sql\build-cachedtable-Desktop_Qt_5_12_2_MSVC2017_64bit-Debu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:\Qt\Examples\Qt-5.12.2\widgets\itemview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ple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補完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:\Qt\Examples\Qt-5.12.2\widgets\tools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ustom Sort/Fil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:\Qt\Examples\Qt-5.12.2\widgets\itemviews\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pectrum Examp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アニメーション　グラフ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:\Qt\Examples\Qt-5.12.2\multimedia\build-spectrum-Desktop_Qt_5_12_2_MSVC2017_64bit-Debu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cene Grap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アニメーション　グラフ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:\Qt\Examples\Qt-5.12.2\quick\scenegraph\build-graph-Desktop_Qt_5_12_2_MSVC2017_64bit-Debu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:\Qt\Examples\Qt-5.12.2\quick\scenegraph\build-customgeometry-Desktop_Qt_5_12_2_MSVC2017_64bit-Debug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2019/11/21</text:date>, <text:time>00:2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9M59S</meta:editing-duration>
    <meta:editing-cycles>14</meta:editing-cycles>
    <meta:generator>OpenOffice.org/3.4$Win32 OpenOffice.org_project/340m1$Build-9590</meta:generator>
    <dc:date>2019-11-21T00:22:46.44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